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table:align="center"/>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3.B3" style:family="table-cell">
      <style:table-cell-properties fo:padding="0.97mm" fo:border="none"/>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Table_20_Contents">
      <style:paragraph-properties fo:text-align="start" style:justify-single-word="false"/>
      <style:text-properties fo:font-size="11pt"/>
    </style:style>
    <style:style style:name="P8" style:family="paragraph" style:parent-style-name="Table_20_Contents">
      <style:paragraph-properties fo:text-align="center" style:justify-single-word="false"/>
      <style:text-properties fo:font-size="11pt"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ize="11pt" style:font-size-asian="11pt" style:font-size-complex="11pt"/>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Darktable_20_text" style:list-style-name="L1"/>
    <style:style style:name="P16" style:family="paragraph" style:parent-style-name="Darktable_20_heading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ext:soft-page-break/>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p text:style-name="Text_20_body"/>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ext:soft-page-break/>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71200914" text:style-name="L1">
              <text:list-item>
                <text:p text:style-name="P15">Camera white balance</text:p>
              </text:list-item>
              <text:list-item>
                <text:p text:style-name="P15">Spot</text:p>
              </text:list-item>
              <text:list-item>
                <text:p text:style-name="P15">Passthrough</text:p>
              </text:list-item>
              <text:list-item>
                <text:p text:style-name="P15">Daylight</text:p>
              </text:list-item>
              <text:list-item>
                <text:p text:style-name="P15">Shade</text:p>
              </text:list-item>
              <text:list-item>
                <text:p text:style-name="P15">Cloudy</text:p>
              </text:list-item>
              <text:list-item>
                <text:p text:style-name="P15">Tungsten</text:p>
              </text:list-item>
              <text:list-item>
                <text:p text:style-name="P15">White fluorescent</text:p>
              </text:list-item>
              <text:list-item>
                <text:p text:style-name="P15">Flash</text:p>
              </text:list-item>
            </text:list>
            <text:p text:style-name="Darktable_20_text">Camera white balance applies the same balance as the camera applied; Spot allows to white balance based on a selected area of the picture; Passthrough does not <text:soft-page-break/>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7">AGFA 200X</text:p>
                </table:table-cell>
                <table:table-cell table:style-name="Table15.A2" office:value-type="string">
                  <text:p text:style-name="P8">0.18</text:p>
                </table:table-cell>
                <table:table-cell table:style-name="Table15.A2" office:value-type="string">
                  <text:p text:style-name="P8">0.41</text:p>
                </table:table-cell>
                <table:table-cell table:style-name="Table15.D2" office:value-type="string">
                  <text:p text:style-name="P8">0.41</text:p>
                </table:table-cell>
              </table:table-row>
              <table:table-row>
                <table:table-cell table:style-name="Table15.A2" office:value-type="string">
                  <text:p text:style-name="P7">Agfapan 25</text:p>
                </table:table-cell>
                <table:table-cell table:style-name="Table15.A2" office:value-type="string">
                  <text:p text:style-name="P8">0.25</text:p>
                </table:table-cell>
                <table:table-cell table:style-name="Table15.A2" office:value-type="string">
                  <text:p text:style-name="P8">0.39</text:p>
                </table:table-cell>
                <table:table-cell table:style-name="Table15.D2" office:value-type="string">
                  <text:p text:style-name="P8">0.36</text:p>
                </table:table-cell>
              </table:table-row>
              <table:table-row>
                <table:table-cell table:style-name="Table15.A2" office:value-type="string">
                  <text:p text:style-name="P7">Agfapan 100</text:p>
                </table:table-cell>
                <table:table-cell table:style-name="Table15.A2" office:value-type="string">
                  <text:p text:style-name="P8">0.21</text:p>
                </table:table-cell>
                <table:table-cell table:style-name="Table15.A2" office:value-type="string">
                  <text:p text:style-name="P8">0.40</text:p>
                </table:table-cell>
                <table:table-cell table:style-name="Table15.D2" office:value-type="string">
                  <text:p text:style-name="P8">0.39</text:p>
                </table:table-cell>
              </table:table-row>
              <table:table-row>
                <table:table-cell table:style-name="Table15.A2" office:value-type="string">
                  <text:p text:style-name="P7">Agfapan 400</text:p>
                </table:table-cell>
                <table:table-cell table:style-name="Table15.A2" office:value-type="string">
                  <text:p text:style-name="P8">0.20</text:p>
                </table:table-cell>
                <table:table-cell table:style-name="Table15.A2" office:value-type="string">
                  <text:p text:style-name="P8">0.41</text:p>
                </table:table-cell>
                <table:table-cell table:style-name="Table15.D2" office:value-type="string">
                  <text:p text:style-name="P8">0.39</text:p>
                </table:table-cell>
              </table:table-row>
              <table:table-row>
                <table:table-cell table:style-name="Table15.A2" office:value-type="string">
                  <text:p text:style-name="P7">Ilford Delta 100</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Ilford Delta 400</text:p>
                </table:table-cell>
                <table:table-cell table:style-name="Table15.A2" office:value-type="string">
                  <text:p text:style-name="P8">0.22</text:p>
                </table:table-cell>
                <table:table-cell table:style-name="Table15.A2" office:value-type="string">
                  <text:p text:style-name="P8">0.42</text:p>
                </table:table-cell>
                <table:table-cell table:style-name="Table15.D2" office:value-type="string">
                  <text:p text:style-name="P8">0.36</text:p>
                </table:table-cell>
              </table:table-row>
              <table:table-row>
                <table:table-cell table:style-name="Table15.A2" office:value-type="string">
                  <text:p text:style-name="P7">Ilford Delta 3200</text:p>
                </table:table-cell>
                <table:table-cell table:style-name="Table15.A2" office:value-type="string">
                  <text:p text:style-name="P8">0.31</text:p>
                </table:table-cell>
                <table:table-cell table:style-name="Table15.A2" office:value-type="string">
                  <text:p text:style-name="P8">0.36</text:p>
                </table:table-cell>
                <table:table-cell table:style-name="Table15.D2" office:value-type="string">
                  <text:p text:style-name="P8">0.33</text:p>
                </table:table-cell>
              </table:table-row>
              <table:table-row>
                <table:table-cell table:style-name="Table15.A2" office:value-type="string">
                  <text:p text:style-name="P7">Ilford FP4</text:p>
                </table:table-cell>
                <table:table-cell table:style-name="Table15.A2" office:value-type="string">
                  <text:p text:style-name="P8">0.28</text:p>
                </table:table-cell>
                <table:table-cell table:style-name="Table15.A2" office:value-type="string">
                  <text:p text:style-name="P8">0.41</text:p>
                </table:table-cell>
                <table:table-cell table:style-name="Table15.D2" office:value-type="string">
                  <text:p text:style-name="P8">0.31</text:p>
                </table:table-cell>
              </table:table-row>
              <table:table-row>
                <table:table-cell table:style-name="Table15.A2" office:value-type="string">
                  <text:p text:style-name="P7">Ilford HP5</text:p>
                </table:table-cell>
                <table:table-cell table:style-name="Table15.A2" office:value-type="string">
                  <text:p text:style-name="P8">0.23</text:p>
                </table:table-cell>
                <table:table-cell table:style-name="Table15.A2" office:value-type="string">
                  <text:p text:style-name="P8">0.37</text:p>
                </table:table-cell>
                <table:table-cell table:style-name="Table15.D2" office:value-type="string">
                  <text:p text:style-name="P8">0.40</text:p>
                </table:table-cell>
              </table:table-row>
              <table:table-row>
                <table:table-cell table:style-name="Table15.A2" office:value-type="string">
                  <text:p text:style-name="P7">Ilford Pan F</text:p>
                </table:table-cell>
                <table:table-cell table:style-name="Table15.A2" office:value-type="string">
                  <text:p text:style-name="P8">0.33</text:p>
                </table:table-cell>
                <table:table-cell table:style-name="Table15.A2" office:value-type="string">
                  <text:p text:style-name="P8">0.36</text:p>
                </table:table-cell>
                <table:table-cell table:style-name="Table15.D2" office:value-type="string">
                  <text:p text:style-name="P8">0.31</text:p>
                </table:table-cell>
              </table:table-row>
              <table:table-row>
                <table:table-cell table:style-name="Table15.A2" office:value-type="string">
                  <text:p text:style-name="P7">Ilford Sfx</text:p>
                </table:table-cell>
                <table:table-cell table:style-name="Table15.A2" office:value-type="string">
                  <text:p text:style-name="P8">0.36</text:p>
                </table:table-cell>
                <table:table-cell table:style-name="Table15.A2" office:value-type="string">
                  <text:p text:style-name="P8">0.31</text:p>
                </table:table-cell>
                <table:table-cell table:style-name="Table15.D2" office:value-type="string">
                  <text:p text:style-name="P8">0.33</text:p>
                </table:table-cell>
              </table:table-row>
              <table:table-row>
                <table:table-cell table:style-name="Table15.A2" office:value-type="string">
                  <text:p text:style-name="P7">Ilford XP2 Super</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Kodak T-Max 100</text:p>
                </table:table-cell>
                <table:table-cell table:style-name="Table15.A2" office:value-type="string">
                  <text:p text:style-name="P8">0.24</text:p>
                </table:table-cell>
                <table:table-cell table:style-name="Table15.A2" office:value-type="string">
                  <text:p text:style-name="P8">0.37</text:p>
                </table:table-cell>
                <table:table-cell table:style-name="Table15.D2" office:value-type="string">
                  <text:p text:style-name="P8">0.39</text:p>
                </table:table-cell>
              </table:table-row>
              <table:table-row>
                <table:table-cell table:style-name="Table15.A2" office:value-type="string">
                  <text:p text:style-name="P7">Kodak T-Max 400</text:p>
                </table:table-cell>
                <table:table-cell table:style-name="Table15.A2" office:value-type="string">
                  <text:p text:style-name="P8">0.27</text:p>
                </table:table-cell>
                <table:table-cell table:style-name="Table15.A2" office:value-type="string">
                  <text:p text:style-name="P8">0.36</text:p>
                </table:table-cell>
                <table:table-cell table:style-name="Table15.D2" office:value-type="string">
                  <text:p text:style-name="P8">0.37</text:p>
                </table:table-cell>
              </table:table-row>
              <table:table-row>
                <table:table-cell table:style-name="Table15.A2" office:value-type="string">
                  <text:p text:style-name="P7">Kodak Tri-X 400</text:p>
                </table:table-cell>
                <table:table-cell table:style-name="Table15.A2" office:value-type="string">
                  <text:p text:style-name="P8">0.25</text:p>
                </table:table-cell>
                <table:table-cell table:style-name="Table15.A2" office:value-type="string">
                  <text:p text:style-name="P8">0.35</text:p>
                </table:table-cell>
                <table:table-cell table:style-name="Table15.D2" office:value-type="string">
                  <text:p text:style-name="P8">0.40</text:p>
                </table:table-cell>
              </table:table-row>
              <table:table-row>
                <table:table-cell table:style-name="Table15.A2" office:value-type="string">
                  <text:p text:style-name="P7">Normal Contrast</text:p>
                </table:table-cell>
                <table:table-cell table:style-name="Table15.A2" office:value-type="string">
                  <text:p text:style-name="P8">0.43</text:p>
                </table:table-cell>
                <table:table-cell table:style-name="Table15.A2" office:value-type="string">
                  <text:p text:style-name="P8">0.33</text:p>
                </table:table-cell>
                <table:table-cell table:style-name="Table15.D2" office:value-type="string">
                  <text:p text:style-name="P8">0.30</text:p>
                </table:table-cell>
              </table:table-row>
              <table:table-row>
                <table:table-cell table:style-name="Table15.A2" office:value-type="string">
                  <text:p text:style-name="P7">High Contrast</text:p>
                </table:table-cell>
                <table:table-cell table:style-name="Table15.A2" office:value-type="string">
                  <text:p text:style-name="P8">0.40</text:p>
                </table:table-cell>
                <table:table-cell table:style-name="Table15.A2" office:value-type="string">
                  <text:p text:style-name="P8">0.34</text:p>
                </table:table-cell>
                <table:table-cell table:style-name="Table15.D2" office:value-type="string">
                  <text:p text:style-name="P8">0.60</text:p>
                </table:table-cell>
              </table:table-row>
              <table:table-row>
                <table:table-cell table:style-name="Table15.A2" office:value-type="string">
                  <text:p text:style-name="P7">Generic B&amp;W</text:p>
                </table:table-cell>
                <table:table-cell table:style-name="Table15.A2" office:value-type="string">
                  <text:p text:style-name="P8">0.24</text:p>
                </table:table-cell>
                <table:table-cell table:style-name="Table15.A2" office:value-type="string">
                  <text:p text:style-name="P8">0.68</text:p>
                </table:table-cell>
                <table:table-cell table:style-name="Table15.D2" office:value-type="string">
                  <text:p text:style-name="P8">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9">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ext:soft-page-break/>
        <table:table-row>
          <table:table-cell table:style-name="Table23.A2" office:value-type="string">
            <text:p text:style-name="Table_20_Heading">Usage</text:p>
          </table:table-cell>
          <table:table-cell table:style-name="Table23.B3" office:value-type="string">
            <text:p text:style-name="Darktable_20_text"><text:span text:style-name="Emphasis"><text:span text:style-name="T2">First, </text:span></text:span><text:span text:style-name="Emphasis"><text:span text:style-name="T2">choose</text:span></text:span><text:span text:style-name="Emphasis"><text:span text:style-name="T2"> what aspect ratio you want and </text:span></text:span><text:span text:style-name="Emphasis"><text:span text:style-name="T2">change</text:span></text:span><text:span text:style-name="Emphasis"><text:span text:style-name="T2"> the crop </text:span></text:span><text:span text:style-name="Emphasis"><text:span text:style-name="T2">boundaries</text:span></text:span><text:span text:style-name="Emphasis"><text:span text:style-name="T2"> </text:span></text:span><text:span text:style-name="Emphasis"><text:span text:style-name="T2">by dragging</text:span></text:span><text:span text:style-name="Emphasis"><text:span text:style-name="T2"> the</text:span></text:span><text:span text:style-name="Emphasis"><text:span text:style-name="T2"> border and corner handles. Use ctrl-x or the button </text:span></text:span><text:span text:style-name="Emphasis"><text:span text:style-name="T2">to the</text:span></text:span><text:span text:style-name="Emphasis"><text:span text:style-name="T2"> right </text:span></text:span><text:span text:style-name="Emphasis"><text:span text:style-name="T2">of</text:span></text:span><text:span text:style-name="Emphasis"><text:span text:style-name="T2"> the aspect box, to swap between portrait and landscape </text:span></text:span><text:span text:style-name="Emphasis"><text:span text:style-name="T2">mode</text:span></text:span><text:span text:style-name="Emphasis"><text:span text:style-name="T2"> </text:span></text:span><text:span text:style-name="Emphasis"><text:span text:style-name="T2">for</text:span></text:span><text:span text:style-name="Emphasis"><text:span text:style-name="T2"> the crop </text:span></text:span><text:span text:style-name="Emphasis"><text:span text:style-name="T2">selection</text:span></text:span><text:span text:style-name="Emphasis"><text:span text:style-name="T2">. You can move the crop </text:span></text:span><text:span text:style-name="Emphasis"><text:span text:style-name="T2">box</text:span></text:span><text:span text:style-name="Emphasis"><text:span text:style-name="T2"> </text:span></text:span><text:span text:style-name="Emphasis"><text:span text:style-name="T2">around</text:span></text:span><text:span text:style-name="Emphasis"><text:span text:style-name="T2"> by holding down </text:span></text:span><text:span text:style-name="Emphasis"><text:span text:style-name="T2">the</text:span></text:span><text:span text:style-name="Emphasis"><text:span text:style-name="T2"> left mouse button and mov</text:span></text:span><text:span text:style-name="Emphasis"><text:span text:style-name="T2">ing</text:span></text:span><text:span text:style-name="Emphasis"><text:span text:style-name="T2"> around. When you are done and want to </text:span></text:span><text:span text:style-name="Emphasis"><text:span text:style-name="T2">do</text:span></text:span><text:span text:style-name="Emphasis"><text:span text:style-name="T2"> the crop</text:span></text:span><text:span text:style-name="Emphasis"><text:span text:style-name="T2">p</text:span></text:span><text:span text:style-name="Emphasis"><text:span text:style-name="T2">ing</text:span></text:span><text:span text:style-name="Emphasis"><text:span text:style-name="T2">, hit </text:span></text:span><text:span text:style-name="Emphasis"><text:span text:style-name="T2">ENTER </text:span></text:span><text:span text:style-name="Emphasis"><text:span text:style-name="T2">or double click in the crop </text:span></text:span><text:span text:style-name="Emphasis"><text:span text:style-name="T2">box</text:span></text:span><text:span text:style-name="Emphasis"><text:span text:style-name="T2">. </text:span></text:span><text:span text:style-name="Emphasis"><text:span text:style-name="T2">(</text:span></text:span><text:span text:style-name="Emphasis"><text:span text:style-name="T2">TIP: </text:span></text:span><text:span text:style-name="Emphasis"><text:span text:style-name="T2">H</text:span></text:span><text:span text:style-name="Emphasis"><text:span text:style-name="T2">it "backspace" to reset the crop.</text:span></text:span><text:span text:style-name="Emphasis"><text:span text:style-name="T2">)</text:span></text:span><text:span text:style-name="Emphasis"><text:span text:style-name="T2">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9">Please visit the websites below to learn more about the unsharp mask:</text:p>
            <text:p text:style-name="P9"><text:a xlink:type="simple" xlink:href="http://www.cambridgeincolour.com/tutorials/unsharp-mask.htm">http://www.cambridgeincolour.com/tutorials/unsharp-mask.htm</text:a></text:p>
            <text:p text:style-name="P9"><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10">Keep in mind that the tone-curve plug-in only works on the lightness channel.</text:p>
            <text:p text:style-name="P9">The horizontal axis is split in 5 zones thanks to 4 triangles. Those triangles have a constant vertical value, thus moving them modifies the curve so that their output value is kept.</text:p>
            <text:p text:style-name="Text_20_body"><text:soft-page-break/>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9">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enable it.</text:p>
          </table:table-cell>
        </table:table-row>
      </table:table>
      <text:h text:style-name="Darktable_20_heading_20_2" text:outline-level="3"><text:soft-page-break/>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4" text:outline-level="5">Marker</text:h>
            <text:p text:style-name="P11">Choose the watermark you want to apply. If applicable, use the reload button next to the combo-box to repopulate the list with any newly added watermarks. </text:p>
            <text:p text:style-name="P12">Opacity</text:p>
            <text:p text:style-name="P11">Set the opacity of the watermark.</text:p>
            <text:p text:style-name="P12">Scale</text:p>
            <text:p text:style-name="P11">Scale the watermark (pixel independent).</text:p>
            <text:p text:style-name="P12">Alignment</text:p>
            <text:p text:style-name="P11">Use these controls to align the watermark to any edge or to the center of the picture.</text:p>
            <text:p text:style-name="P12">X offset</text:p>
            <text:p text:style-name="P11">Pixel-independent offset relative to the alignment on x-axis.</text:p>
            <text:p text:style-name="P12">Y offset</text:p>
            <text:p text:style-name="P11">Pixel-independent offset relative to the alignment on y-axis.</text:p>
            <text:p text:style-name="P5"/>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shadows and highlights are represented by two different colors.</text:p>
            <text:p text:style-name="P1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1">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6"/>
          </table:table-cell>
        </table:table-row>
        <table:table-row>
          <table:table-cell table:style-name="Table18.A2" office:value-type="string">
            <text:p text:style-name="Table_20_Heading">Usage</text:p>
          </table:table-cell>
          <table:table-cell table:style-name="Table18.B2" office:value-type="string">
            <text:h text:style-name="P14" text:outline-level="5">Shadows and Highlights color</text:h>
            <text:p text:style-name="P11">These controls are used to set the color of the split-toning effect. You can select <text:soft-page-break/>the desired color and saturation for both shadows and highlights and you can also click on the color preview box to bring up a common color picker dialog.</text:p>
            <text:p text:style-name="P12">Balance</text:p>
            <text:p text:style-name="P11">The balance is presented as an ratio bar.(the default value is 50/50 which means that 50% of lightness range in the picture is used for shadow toning and the other 50% for highlight toning)</text:p>
            <text:p text:style-name="P12">Compression</text:p>
            <text:p text:style-name="P1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5"/>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 to create vignetting.</text:p>
          </table:table-cell>
        </table:table-row>
        <table:table-row>
          <table:table-cell table:style-name="Table21.A2" office:value-type="string">
            <text:p text:style-name="Table_20_Heading">Usage</text:p>
          </table:table-cell>
          <table:table-cell table:style-name="Table21.B2" office:value-type="string">
            <text:p text:style-name="P9">The vignetting module has many settings to precisely tune the effect.</text:p>
            <text:p text:style-name="P13">Scale</text:p>
            <text:p text:style-name="Text_20_body">Change the radii of the vignetting beginning.</text:p>
            <text:p text:style-name="P13">Fall-off strength</text:p>
            <text:p text:style-name="Text_20_body">Change the progressiveness of the fall-off of the vignette.</text:p>
            <text:p text:style-name="P13">Strength</text:p>
            <text:p text:style-name="Text_20_body">Modify the strength of the effect.</text:p>
            <text:p text:style-name="P13">Uniformity</text:p>
            <text:p text:style-name="Text_20_body">Set the uniformity of the effect.</text:p>
            <text:p text:style-name="P13">B/s ratio</text:p>
            <text:p text:style-name="Text_20_body">Set the ratio of brightness and saturation the vignetting should apply on.</text:p>
            <text:p text:style-name="P13">Saturation</text:p>
            <text:p text:style-name="Text_20_body">Invert the effect of saturation. By default the vignetting desaturates at the corners. Using this button you can saturate it thus making the vignette lighter instead of darker.</text:p>
            <text:p text:style-name="P13">Fall-off</text:p>
            <text:p text:style-name="Text_20_body">Invert the effect of brightness. By default the vignetting darkens at the corners. Using this button you can brighten it.</text:p>
            <text:p text:style-name="P4"/>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P9">The grain is processed on the L* channel from CIELAB.</text:p>
            <text:p text:style-name="P13"><text:soft-page-break/>Coarseness</text:p>
            <text:p text:style-name="Text_20_body">Set the grain size, which has been scaled to simulate an ISO number(Keep in mind that ISO settings don't create a linear amount of grain, while this does).</text:p>
            <text:p text:style-name="P13">Strength</text:p>
            <text:p text:style-name="Text_20_body">Set the strength of the effect.</text:p>
            <text:p text:style-name="P4"/>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9">The module applies a Gaussian curve to the lightness, centered on a given lightness, with a given width in lightness.</text:p>
            <text:p text:style-name="P13">Exposure</text:p>
            <text:p text:style-name="Text_20_body">Set the fill-light exposure in [EV].</text:p>
            <text:p text:style-name="P13">Center</text:p>
            <text:p text:style-name="Text_20_body">Set the median lightness being impacted by the fill-light directly on the gray scale or by using the button on the right and then selecting an area on the picture.</text:p>
            <text:p text:style-name="P13">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4">You can change the filter size by using the slider below the diagram or directly with mouse scrolling above it. <text:s/>And you can move it by just dragging the filter to the disired locatio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text:soft-page-break/>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ext:h text:style-name="P16"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6H41M29S</meta:editing-duration>
    <meta:editing-cycles>65</meta:editing-cycles>
    <meta:generator>LibreOffice/3.3$Linux LibreOffice_project/330m19$Build-301</meta:generator>
    <meta:initial-creator>Nicholas </meta:initial-creator>
    <dc:date>2011-07-12T21:41:50</dc:date>
    <dc:creator>Stefano Fornari</dc:creator>
    <meta:document-statistic meta:table-count="30" meta:image-count="0" meta:object-count="0" meta:page-count="12" meta:paragraph-count="426" meta:word-count="3035" meta:character-count="18187"/>
  </office:meta>
</office:document-meta>
</file>